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9e0e" officeooo:paragraph-rsid="00079e0e"/>
    </style:style>
    <style:style style:name="P2" style:family="paragraph" style:parent-style-name="Text_20_body" style:list-style-name="L1">
      <style:text-properties officeooo:rsid="00079e0e" officeooo:paragraph-rsid="00079e0e"/>
    </style:style>
    <style:style style:name="P3" style:family="paragraph" style:parent-style-name="Text_20_body" style:list-style-name="L1">
      <style:text-properties officeooo:rsid="00079e0e" officeooo:paragraph-rsid="000bb8b8"/>
    </style:style>
    <style:style style:name="P4" style:family="paragraph" style:parent-style-name="Text_20_body">
      <style:text-properties officeooo:rsid="000bb8b8" officeooo:paragraph-rsid="000bb8b8"/>
    </style:style>
    <style:style style:name="P5" style:family="paragraph" style:parent-style-name="Text_20_body">
      <style:text-properties officeooo:rsid="000bcdc0" officeooo:paragraph-rsid="000bcdc0"/>
    </style:style>
    <style:style style:name="P6" style:family="paragraph" style:parent-style-name="Text_20_body" style:list-style-name="L2">
      <style:text-properties officeooo:rsid="000bcdc0" officeooo:paragraph-rsid="000bcdc0"/>
    </style:style>
    <style:style style:name="T1" style:family="text">
      <style:text-properties officeooo:rsid="00079e0e"/>
    </style:style>
    <style:style style:name="T2" style:family="text">
      <style:text-properties fo:color="#ff0000" fo:background-color="#ffff00" loext:char-shading-value="0"/>
    </style:style>
    <style:style style:name="T3" style:family="text">
      <style:text-properties fo:color="#ff0000" officeooo:rsid="00079e0e" fo:background-color="#ffff00" loext:char-shading-value="0"/>
    </style:style>
    <style:style style:name="T4" style:family="text">
      <style:text-properties officeooo:rsid="000bb8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ntius D-Bus Interface Specification</text:p>
      <text:h text:style-name="Heading_20_1" text:outline-level="1">Version 0.1</text:h>
      <text:p text:style-name="P1">Copyright © 2014 Thomas B. Rücker</text:p>
      <text:p text:style-name="P1">This document is licensed under <text:span text:style-name="T2">TBD</text:span></text:p>
      <text:h text:style-name="Heading_20_1" text:outline-level="1">About</text:h>
      <text:p text:style-name="P1">The Nuntius push messaging interface specification is a standard D-Bus interface which aims to provide a consistent API for apps to interact with the Trusor push messaging service.</text:p>
      <text:p text:style-name="P5">This document uses MUST, REQUIRED, SHALL, etc. in accordance with RFC 2119.</text:p>
      <text:h text:style-name="Heading_20_1" text:outline-level="1">Changes</text:h>
      <text:h text:style-name="Heading_20_1" text:outline-level="1">Corrections</text:h>
      <text:h text:style-name="Heading_20_1" text:outline-level="1">Bus Name Policy</text:h>
      <text:p text:style-name="P1">Each application must request a unique bus name which begins with <text:span text:style-name="T2">FIXME</text:span>. For example:</text:p>
      <text:list xml:id="list6188563585506378832" text:style-name="L1">
        <text:list-item>
          <text:p text:style-name="P2"><text:span text:style-name="T2">FIXME</text:span>.sailapp</text:p>
        </text:list-item>
        <text:list-item>
          <text:p text:style-name="P2"><text:span text:style-name="T2">FIXME</text:span>.otherapp</text:p>
        </text:list-item>
      </text:list>
      <text:p text:style-name="P4">This allows Nuntius to list available apps (either already running or which can be started via D-Bus activation).</text:p>
      <text:p text:style-name="P4">In the case where the app allows multiple instances running simulataneously, each additional instance should request a unique bus name, adding a dot and a unique identifier to its usual bus name, such as one based on a UNIX process ID. For example, this could be:</text:p>
      <text:list xml:id="list135906414623782" text:continue-numbering="true" text:style-name="L1">
        <text:list-item>
          <text:p text:style-name="P3"><text:span text:style-name="T2">FIXME</text:span>.otherapp.<text:span text:style-name="T4">instance2342</text:span></text:p>
        </text:list-item>
      </text:list>
      <text:p text:style-name="P4">Note: According to the D-Bus specification, the unique identifier “must only contain the ASCII characters '[A-Z][a-z][0-9]_-'” and “must not begin with a digit”.</text:p>
      <text:h text:style-name="Heading_20_1" text:outline-level="1">Entry point</text:h>
      <text:p text:style-name="P5">The app MUST expose the <text:span text:style-name="T3">FIXME</text:span> object path, which MUST implement the following interfaces:</text:p>
      <text:list xml:id="list7141970011775220851" text:style-name="L2">
        <text:list-item>
          <text:p text:style-name="P6"><text:span text:style-name="T3">FIXME</text:span></text:p>
        </text:list-item>
        <text:list-item>
          <text:p text:style-name="P6"><text:span text:style-name="T3">FIXME</text:span><text:span text:style-name="T1">. </text:span><text:span text:style-name="T3">FIXME</text:span> </text:p>
        </text:list-item>
      </text:list>
      <text:p text:style-name="P5"><text:soft-page-break/>The <text:span text:style-name="T3">FIXME</text:span> object may implement the <text:span text:style-name="T3">FIXME</text:span> interface.</text:p>
      <text:p text:style-name="P5"/>
      <text:h text:style-name="Heading_20_1" text:outline-level="1">Interfaces</text:h>
      <text:list xml:id="list135905897405657" text:continue-numbering="true" text:style-name="L2">
        <text:list-item>
          <text:p text:style-name="P6"><text:span text:style-name="T3">FIXME</text:span></text:p>
        </text:list-item>
        <text:list-item>
          <text:p text:style-name="P6"><text:span text:style-name="T3">FIXME. FIXME </text:span></text:p>
        </text:list-item>
      </text:list>
      <text:p text:style-name="P5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. Rücker</meta:initial-creator>
    <meta:creation-date>2014-11-06T09:39:10.760002882</meta:creation-date>
    <dc:date>2014-11-06T13:59:05.555283236</dc:date>
    <dc:creator>Thomas B. Rücker</dc:creator>
    <meta:editing-duration>PT1H4M1S</meta:editing-duration>
    <meta:editing-cycles>5</meta:editing-cycles>
    <meta:generator>LibreOffice/4.3.1.2$Linux_X86_64 LibreOffice_project/430m0$Build-2</meta:generator>
    <meta:document-statistic meta:table-count="0" meta:image-count="0" meta:object-count="0" meta:page-count="2" meta:paragraph-count="25" meta:word-count="206" meta:character-count="1289" meta:non-whitespace-character-count="1113"/>
  </office:meta>
</office:document-meta>
</file>